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rsid="0001fea7" officeooo:paragraph-rsid="0001fea7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cec13" officeooo:paragraph-rsid="000cec13"/>
    </style:style>
    <style:style style:name="P8" style:family="paragraph" style:parent-style-name="Standard">
      <style:paragraph-properties style:snap-to-layout-grid="false"/>
      <style:text-properties fo:font-weight="normal" officeooo:rsid="000cec13" officeooo:paragraph-rsid="000cec13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3b221" officeooo:paragraph-rsid="0003b221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cec13" officeooo:paragraph-rsid="000cec13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cec13" officeooo:paragraph-rsid="000cec13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cec13" officeooo:paragraph-rsid="000cec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cec13" style:font-weight-asian="normal" style:font-weight-complex="normal"/>
    </style:style>
    <style:style style:name="T4" style:family="text">
      <style:text-properties fo:font-weight="normal" officeooo:rsid="000dbfc1" style:font-weight-asian="normal" style:font-weight-complex="normal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7" style:family="text">
      <style:text-properties style:use-window-font-color="true" style:font-name="Times New Roman" officeooo:rsid="000cec13" style:font-name-asian="Times New Roman" style:font-name-complex="Times New Roman"/>
    </style:style>
    <style:style style:name="T8" style:family="text">
      <style:text-properties style:use-window-font-color="true" style:font-name="Times New Roman" officeooo:rsid="000ed63f" style:font-name-asian="Times New Roman" style:font-name-complex="Times New Roman"/>
    </style:style>
    <style:style style:name="T9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1" style:family="text">
      <style:text-properties style:use-window-font-color="true" style:font-name="Times New Roman" officeooo:rsid="00088ef7"/>
    </style:style>
    <style:style style:name="T12" style:family="text">
      <style:text-properties style:use-window-font-color="true" style:font-name="Times New Roman" officeooo:rsid="000dbfc1"/>
    </style:style>
    <style:style style:name="T13" style:family="text">
      <style:text-properties officeooo:rsid="000cec13"/>
    </style:style>
    <style:style style:name="T14" style:family="text">
      <style:text-properties officeooo:rsid="000d962e"/>
    </style:style>
    <style:style style:name="T15" style:family="text">
      <style:text-properties officeooo:rsid="000ed6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Buscar </text:span><text:span text:style-name="T4">R</text:span><text:span text:style-name="T3">ol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15">CU.A.03.0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1">Administrador de </text:span></text:span><text:span text:style-name="UC_5f_NormalAzul_20_Car"><text:span text:style-name="T12">S</text:span></text:span><text:span text:style-name="UC_5f_NormalAzul_20_Car"><text:span text:style-name="T11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9">Objetivo:</text:span></text:span><text:span text:style-name="UC_5f_NormalAzul_20_Car"><text:span text:style-name="T5"> </text:span></text:span><text:span text:style-name="UC_5f_NormalAzul_20_Car"><text:span text:style-name="T7">Desplegar una lista de roles que coincidan con los criterios de </text:span></text:span><text:span text:style-name="UC_5f_NormalAzul_20_Car"><text:span text:style-name="T8">búsqued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9">Pre-</text:span></text:span><text:span text:style-name="UC_5f_NormalAzul_20_Car"><text:span text:style-name="T10">C</text:span></text:span><text:span text:style-name="UC_5f_NormalAzul_20_Car"><text:span text:style-name="T9">ondiciones:</text:span></text:span><text:span text:style-name="UC_5f_NormalAzul_20_Car"><text:span text:style-name="T5"> </text:span></text:span><text:span text:style-name="UC_5f_NormalAzul_20_Car"><text:span text:style-name="T6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5">Visualización de lista de roles que coinciden con los criterios de búsqueda.</text:span>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Usuario</text:p>
          </table:table-cell>
          <table:table-cell table:style-name="Table1.A1" office:value-type="string">
            <text:p text:style-name="P5">Sistema</text:p>
          </table:table-cell>
        </table:table-row>
        <table:table-row table:style-name="Table1.3">
          <table:table-cell table:style-name="Table1.A2" office:value-type="string">
            <text:p text:style-name="P7">1.<text:span text:style-name="T14">I</text:span>ngresa el criterio de <text:span text:style-name="T15">búsqueda.</text:span></text:p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2" office:value-type="string">
            <text:p text:style-name="P11">2.Selecciona la <text:span text:style-name="T15">opción</text:span> Buscar.</text:p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5" office:value-type="string">
            <text:p text:style-name="P9"/>
          </table:table-cell>
          <table:table-cell table:style-name="Table1.B5" office:value-type="string">
            <text:p text:style-name="P7">3.<text:span text:style-name="T14">D</text:span>espliega una lista de roles cuyos nombres coincidan con el criterio de <text:span text:style-name="T15">búsqueda.</text:span>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5320724602607050463" text:style-name="WW8Num8">
              <text:list-item>
                <text:p text:style-name="P14"><text:span text:style-name="T15">Búsqueda</text:span> sin resultado.</text:p>
                <text:p text:style-name="P15">En el paso 3, si el sistema no encuentra <text:span text:style-name="T15">ningún</text:span> resultado con el criterio de <text:span text:style-name="T15">búsqueda</text:span>, despliega al usuario un mensaje que indica que no existen roles que cumplen con el criterio de <text:span text:style-name="T15">búsqueda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8">2. Al seleccionar la <text:span text:style-name="T15">opción</text:span> Buscar ocurre un fallo de conexión y se despliega un mensaje indicando el error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3">Administrar Rol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5">RF43, RF44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2</meta:editing-cycles>
    <meta:editing-duration>PT46M53S</meta:editing-duration>
    <dc:date>2014-03-16T19:37:42.050918156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3" meta:word-count="173" meta:character-count="1128" meta:non-whitespace-character-count="975"/>
  </office:meta>
</office:document-meta>
</file>